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09a" officeooo:paragraph-rsid="0016109a"/>
    </style:style>
    <style:style style:name="P2" style:family="paragraph" style:parent-style-name="Standard">
      <style:text-properties fo:font-weight="bold" officeooo:rsid="0016109a" officeooo:paragraph-rsid="0016109a" style:font-weight-asian="bold" style:font-weight-complex="bold"/>
    </style:style>
    <style:style style:name="P3" style:family="paragraph" style:parent-style-name="Standard">
      <style:text-properties fo:font-weight="normal" officeooo:rsid="0016109a" officeooo:paragraph-rsid="0016109a" style:font-weight-asian="normal" style:font-weight-complex="normal"/>
    </style:style>
    <style:style style:name="P4" style:family="paragraph" style:parent-style-name="Standard">
      <style:text-properties style:font-name="Liberation Serif" officeooo:paragraph-rsid="0016be1a"/>
    </style:style>
    <style:style style:name="P5" style:family="paragraph" style:parent-style-name="Standard">
      <style:text-properties fo:font-variant="normal" fo:text-transform="none" fo:color="#16191f" loext:opacity="100%" style:font-name="Liberation Serif" fo:font-size="12pt" fo:letter-spacing="normal" fo:font-style="normal" fo:font-weight="bold" officeooo:rsid="0016be1a" officeooo:paragraph-rsid="0016be1a" style:font-weight-asian="bold" style:font-weight-complex="bold"/>
    </style:style>
    <style:style style:name="P6" style:family="paragraph" style:parent-style-name="Standard">
      <style:text-properties fo:font-variant="normal" fo:text-transform="none" fo:color="#16191f" loext:opacity="100%" style:font-name="Liberation Serif" fo:font-size="12pt" fo:letter-spacing="normal" fo:font-style="normal" fo:font-weight="bold" officeooo:rsid="0016109a" officeooo:paragraph-rsid="0016109a"/>
    </style:style>
    <style:style style:name="P7" style:family="paragraph" style:parent-style-name="Standard">
      <style:text-properties fo:font-variant="normal" fo:text-transform="none" fo:color="#16191f" loext:opacity="100%" style:font-name="Liberation Serif" fo:font-size="12pt" fo:letter-spacing="normal" fo:font-style="normal" fo:font-weight="normal" officeooo:rsid="0016be1a" officeooo:paragraph-rsid="0016be1a" style:font-weight-asian="normal" style:font-weight-complex="normal"/>
    </style:style>
    <style:style style:name="P8" style:family="paragraph" style:parent-style-name="Standard">
      <style:text-properties style:font-name="Liberation Serif" officeooo:paragraph-rsid="0016be1a"/>
    </style:style>
    <style:style style:name="P9" style:family="paragraph" style:parent-style-name="Standard">
      <style:text-properties style:font-name="Liberation Serif" officeooo:rsid="001990ae" officeooo:paragraph-rsid="001990ae"/>
    </style:style>
    <style:style style:name="T1" style:family="text">
      <style:text-properties fo:font-variant="normal" fo:text-transform="none" fo:color="#16191f" loext:opacity="100%" fo:font-size="12pt" fo:letter-spacing="normal" fo:font-style="normal" fo:font-weight="bold" officeooo:rsid="0016109a"/>
    </style:style>
    <style:style style:name="T2" style:family="text">
      <style:text-properties fo:font-variant="normal" fo:text-transform="none" fo:color="#16191f" loext:opacity="100%" fo:font-size="12pt" fo:letter-spacing="normal" fo:font-style="normal" fo:font-weight="bold" officeooo:rsid="0016be1a" style:font-weight-asian="bold" style:font-weight-complex="bold"/>
    </style:style>
    <style:style style:name="T3" style:family="text">
      <style:text-properties fo:font-variant="normal" fo:text-transform="none" fo:color="#16191f" loext:opacity="100%" fo:font-size="12pt" fo:letter-spacing="normal" fo:font-style="normal" fo:font-weight="bold" officeooo:rsid="001990ae"/>
    </style:style>
    <style:style style:name="T4" style:family="text">
      <style:text-properties fo:font-weight="bold" officeooo:rsid="0016109a" style:font-weight-asian="bold" style:font-weight-complex="bold"/>
    </style:style>
    <style:style style:name="T5" style:family="text">
      <style:text-properties fo:font-weight="bold" officeooo:rsid="0016be1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ip Deployments AWS</text:p>
      <text:p text:style-name="P1"/>
      <text:p text:style-name="P2">1. Install AWSCLI</text:p>
      <text:p text:style-name="P3"/>
      <text:p text:style-name="P3">$ curl "https://awscli.amazonaws.com/awscli-exe-linux-x86_64.zip" -o "awscliv2.zip"</text:p>
      <text:p text:style-name="P3"/>
      <text:p text:style-name="P3">$ unzip awscliv2.zip</text:p>
      <text:p text:style-name="P3"/>
      <text:p text:style-name="P3">$ sudo ./aws/install</text:p>
      <text:p text:style-name="P3"/>
      <text:p text:style-name="P3">$ ./aws/install -i /usr/local/aws-cli -b /usr/local/bin</text:p>
      <text:p text:style-name="P3"/>
      <text:p text:style-name="P3">$ aws --version</text:p>
      <text:p text:style-name="P2"/>
      <text:p text:style-name="P2">2. Install Kubectl</text:p>
      <text:p text:style-name="P1"/>
      <text:p text:style-name="P1">$ curl -o kubectl <text:a xlink:type="simple" xlink:href="https://s3.us-west-2.amazonaws.com/amazon-eks/1.23.7/2022-06-29/bin/linux/amd64/kubectl" text:style-name="Internet_20_link" text:visited-style-name="Visited_20_Internet_20_Link">https://s3.us-west-2.amazonaws.com/amazon-eks/1.23.7/2022-06-29/bin/linux/amd64/kubectl</text:a></text:p>
      <text:p text:style-name="P1"/>
      <text:p text:style-name="P1">$ curl -o kubectl <text:a xlink:type="simple" xlink:href="https://s3.us-west-2.amazonaws.com/amazon-eks/1.23.7/2022-06-29/bin/linux/arm64/kubectl" text:style-name="Internet_20_link" text:visited-style-name="Visited_20_Internet_20_Link">https://s3.us-west-2.amazonaws.com/amazon-eks/1.23.7/2022-06-29/bin/linux/arm64/kubectl</text:a></text:p>
      <text:p text:style-name="P1"/>
      <text:p text:style-name="P1">$curl -o kubectl.sha256 <text:a xlink:type="simple" xlink:href="https://s3.us-west-2.amazonaws.com/amazon-eks/1.23.7/2022-06-29/bin/linux/amd64/kubectl.sha256" text:style-name="Internet_20_link" text:visited-style-name="Visited_20_Internet_20_Link">https://s3.us-west-2.amazonaws.com/amazon-eks/1.23.7/2022-06-29/bin/linux/amd64/kubectl.sha256</text:a></text:p>
      <text:p text:style-name="P1"/>
      <text:p text:style-name="P1">$ curl -o kubectl.sha256 <text:a xlink:type="simple" xlink:href="https://s3.us-west-2.amazonaws.com/amazon-eks/1.23.7/2022-06-29/bin/linux/arm64/kubectl.sha256" text:style-name="Internet_20_link" text:visited-style-name="Visited_20_Internet_20_Link">https://s3.us-west-2.amazonaws.com/amazon-eks/1.23.7/2022-06-29/bin/linux/arm64/kubectl.sha256</text:a></text:p>
      <text:p text:style-name="P1"/>
      <text:p text:style-name="P1">$ openssl sha1 -sha256 kubectl</text:p>
      <text:p text:style-name="P1"/>
      <text:p text:style-name="P1">$ chmod +x ./kubectl</text:p>
      <text:p text:style-name="P1"/>
      <text:p text:style-name="P1">$ mkdir -p $HOME/bin &amp;&amp; cp ./kubectl $HOME/bin/kubectl &amp;&amp; export PATH=$PATH:$HOME/bin</text:p>
      <text:p text:style-name="P1"/>
      <text:p text:style-name="P1">$ echo 'export PATH=$PATH:$HOME/bin' &gt;&gt; ~/.bashrc</text:p>
      <text:p text:style-name="P1"/>
      <text:p text:style-name="P1">$ kubectl version --short –client</text:p>
      <text:p text:style-name="P1"/>
      <text:p text:style-name="P4"><text:span text:style-name="T4">3. </text:span><text:span text:style-name="T5">Install EKSCTL</text:span></text:p>
      <text:p text:style-name="P5"/>
      <text:p text:style-name="P7">$ curl --silent --location "https://github.com/weaveworks/eksctl/releases/latest/download/eksctl_$(uname -s)_amd64.tar.gz" | tar xz -C /tmp</text:p>
      <text:p text:style-name="P7"/>
      <text:p text:style-name="P7">$ sudo mv /tmp/eksctl /usr/local/bin</text:p>
      <text:p text:style-name="P7"/>
      <text:p text:style-name="P7">$ eksctl version</text:p>
      <text:p text:style-name="P5"/>
      <text:p text:style-name="P5"/>
      <text:p text:style-name="P4"><text:span text:style-name="T2">4. </text:span><text:span text:style-name="T1">Required IAM permissions – </text:span><text:span text:style-name="T3">verify</text:span></text:p>
      <text:p text:style-name="P4"><text:span text:style-name="T3"/></text:p>
      <text:p text:style-name="P9"><text:span text:style-name="T3">$ </text:span></text:p>
      <text:p text:style-name="P4"><text:soft-page-break/><text:span text:style-name="T1"/></text:p>
      <text:p text:style-name="P4"><text:span text:style-name="T1"/></text:p>
      <text:p text:style-name="P6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55:29.298407777</meta:creation-date>
    <dc:date>2022-09-30T17:40:03.996893617</dc:date>
    <meta:editing-duration>PT8M3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23" meta:word-count="111" meta:character-count="1159" meta:non-whitespace-character-count="1073"/>
  </office:meta>
</office:document-meta>
</file>